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ff82b" officeooo:paragraph-rsid="000ff82b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ff82b" officeooo:paragraph-rsid="001187f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ff82b" officeooo:paragraph-rsid="0015d626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187f0" officeooo:paragraph-rsid="001187f0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187f0" officeooo:paragraph-rsid="0015d626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145736" officeooo:paragraph-rsid="00145736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5736" officeooo:paragraph-rsid="0015d626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6ea1c" officeooo:paragraph-rsid="0016ea1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83e6d" officeooo:paragraph-rsid="00183e6d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1b5eb3" officeooo:paragraph-rsid="001b5eb3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c34de" officeooo:paragraph-rsid="001c34de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da08a" officeooo:paragraph-rsid="001da08a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cd27e" officeooo:paragraph-rsid="000cd27e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cd27e" officeooo:paragraph-rsid="000daf28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daf28" officeooo:paragraph-rsid="000daf28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5962" officeooo:paragraph-rsid="000f5962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f167e" officeooo:paragraph-rsid="001f167e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20e67a" officeooo:paragraph-rsid="001f167e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20e67a" officeooo:paragraph-rsid="0020e67a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22471d" officeooo:paragraph-rsid="0022471d" style:language-asian="zxx" style:country-asian="none" style:language-complex="zxx" style:country-complex="none"/>
    </style:style>
    <style:style style:name="T1" style:family="text">
      <style:text-properties officeooo:rsid="000daf28"/>
    </style:style>
    <style:style style:name="T2" style:family="text">
      <style:text-properties officeooo:rsid="000f5962"/>
    </style:style>
    <style:style style:name="T3" style:family="text">
      <style:text-properties officeooo:rsid="000ff82b"/>
    </style:style>
    <style:style style:name="T4" style:family="text">
      <style:text-properties officeooo:rsid="0010add3"/>
    </style:style>
    <style:style style:name="T5" style:family="text">
      <style:text-properties officeooo:rsid="001187f0"/>
    </style:style>
    <style:style style:name="T6" style:family="text">
      <style:text-properties officeooo:rsid="0015d626"/>
    </style:style>
    <style:style style:name="T7" style:family="text">
      <style:text-properties officeooo:rsid="0016ea1c"/>
    </style:style>
    <style:style style:name="T8" style:family="text">
      <style:text-properties officeooo:rsid="0019e24c"/>
    </style:style>
    <style:style style:name="T9" style:family="text">
      <style:text-properties officeooo:rsid="001b5eb3"/>
    </style:style>
    <style:style style:name="T10" style:family="text">
      <style:text-properties officeooo:rsid="001c34de"/>
    </style:style>
    <style:style style:name="T11" style:family="text">
      <style:text-properties officeooo:rsid="0020e67a"/>
    </style:style>
    <style:style style:name="T12" style:family="text">
      <style:text-properties officeooo:rsid="0022471d"/>
    </style:style>
    <style:style style:name="T13" style:family="text">
      <style:text-properties officeooo:rsid="002439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ICE 5.9</text:p>
      <text:p text:style-name="P13"/>
      <text:p text:style-name="P13">var d,c,u entiers</text:p>
      <text:p text:style-name="P13"/>
      <text:p text:style-name="P13">i=1</text:p>
      <text:p text:style-name="P13"/>
      <text:p text:style-name="P13">DEBUT<text:tab/><text:tab/><text:tab/><text:tab/><text:tab/>/* <text:s/><text:span text:style-name="T1">saisie des prix</text:span></text:p>
      <text:p text:style-name="P13"/>
      <text:p text:style-name="P13">lire « prix » i « : », prix(i)</text:p>
      <text:p text:style-name="P13">si prix(i)=0 aller à <text:span text:style-name="T1">SAISIE</text:span></text:p>
      <text:p text:style-name="P13"/>
      <text:p text:style-name="P13"><text:s/>i=i+1</text:p>
      <text:p text:style-name="P13">aller à DEBUT</text:p>
      <text:p text:style-name="P13"/>
      <text:p text:style-name="P13"/>
      <text:p text:style-name="P13"/>
      <text:p text:style-name="P15">SAISIE</text:p>
      <text:p text:style-name="P15"/>
      <text:p text:style-name="P15">lire « payé :»,payé<text:tab/><text:tab/><text:tab/><text:tab/>/* <text:s/>saisie du paiement</text:p>
      <text:p text:style-name="P15"/>
      <text:p text:style-name="P15"/>
      <text:p text:style-name="P15"/>
      <text:p text:style-name="P13">pour j=1 à i<text:tab/><text:tab/><text:tab/><text:tab/><text:tab/>/* <text:s/><text:span text:style-name="T1">calcul de la somme des prix</text:span></text:p>
      <text:p text:style-name="P13"><text:tab/>somme=somme+p(j)</text:p>
      <text:p text:style-name="P13">j suivant</text:p>
      <text:p text:style-name="P13"/>
      <text:p text:style-name="P15">rendu = payé-somme</text:p>
      <text:p text:style-name="P15">écrire « monnaie à rendre= » ; rendu</text:p>
      <text:p text:style-name="P15"/>
      <text:p text:style-name="P13"/>
      <text:p text:style-name="P13"/>
      <text:p text:style-name="P13"/>
      <text:p text:style-name="P13">d=int(<text:span text:style-name="T1">rendu</text:span>/10)<text:tab/><text:tab/><text:tab/><text:tab/>/* <text:s/><text:span text:style-name="T1">billets de 10</text:span></text:p>
      <text:p text:style-name="P13"><text:span text:style-name="T1">rendu</text:span>=<text:span text:style-name="T1">rendu</text:span>-d</text:p>
      <text:p text:style-name="P13"/>
      <text:p text:style-name="P13">c=int(<text:span text:style-name="T1">rendu</text:span>/5)<text:tab/><text:tab/><text:tab/><text:tab/><text:tab/>/* <text:s/><text:span text:style-name="T1">billets de 5</text:span></text:p>
      <text:p text:style-name="P14"><text:span text:style-name="T1">rendu</text:span>=<text:span text:style-name="T1">rendu</text:span>-c</text:p>
      <text:p text:style-name="P13"/>
      <text:p text:style-name="P13">u=<text:span text:style-name="T2">rendu</text:span><text:tab/><text:tab/><text:tab/><text:tab/><text:tab/>/* <text:s/><text:span text:style-name="T1">pièces de 1</text:span></text:p>
      <text:p text:style-name="P13"/>
      <text:p text:style-name="P15"/>
      <text:p text:style-name="P16">écrire d ;  « billets de 10  » ; c ; « billets de 5  » ; u ; « pièces de 1 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oft-page-break/>EXERCICE 5.10</text:p>
      <text:p text:style-name="P1"/>
      <text:p text:style-name="P1"/>
      <text:p text:style-name="P1">lire «combien de partants ?»,n</text:p>
      <text:p text:style-name="P1">lire «combien joués ?»,p</text:p>
      <text:p text:style-name="P1"/>
      <text:p text:style-name="P1">fn=n!</text:p>
      <text:p text:style-name="P1">fp=p!</text:p>
      <text:p text:style-name="P1">fnp=(n-p)!</text:p>
      <text:p text:style-name="P4">np=n-p</text:p>
      <text:p text:style-name="P1"/>
      <text:p text:style-name="P3">BOUCLE FN<text:tab/><text:tab/><text:tab/>/*calcul de fn<text:tab/>: factorielle de n</text:p>
      <text:p text:style-name="P1"><text:tab/><text:span text:style-name="T5">fn=1</text:span></text:p>
      <text:p text:style-name="P1"><text:tab/>pour i=<text:span text:style-name="T4">n</text:span> à 1 step -1</text:p>
      <text:p text:style-name="P1"><text:tab/><text:span text:style-name="T4">fn=fn*i</text:span></text:p>
      <text:p text:style-name="P1"><text:tab/><text:span text:style-name="T11">i</text:span><text:span text:style-name="T5"> suivant</text:span></text:p>
      <text:p text:style-name="P4">FIN BOUCLE </text:p>
      <text:p text:style-name="P4"/>
      <text:p text:style-name="P4"/>
      <text:p text:style-name="P5">BOUCLE FP<text:tab/><text:tab/><text:tab/><text:span text:style-name="T3">/*calcul de f</text:span><text:span text:style-name="T6">p<text:tab/></text:span><text:span text:style-name="T3">factorielle de p</text:span></text:p>
      <text:p text:style-name="P4"><text:tab/>fp=1</text:p>
      <text:p text:style-name="P2"><text:tab/>pour i=<text:span text:style-name="T6">p</text:span> à 1 step -1</text:p>
      <text:p text:style-name="P2"><text:tab/><text:span text:style-name="T4">f</text:span><text:span text:style-name="T5">p</text:span><text:span text:style-name="T4">=f</text:span><text:span text:style-name="T5">p</text:span><text:span text:style-name="T4">*i</text:span></text:p>
      <text:p text:style-name="P4"><text:tab/><text:span text:style-name="T11">i</text:span> suivant</text:p>
      <text:p text:style-name="P4">FIN BOUCLE </text:p>
      <text:p text:style-name="P4"/>
      <text:p text:style-name="P7">np=<text:span text:style-name="T6">n-p<text:tab/></text:span><text:tab/><text:tab/><text:tab/><text:span text:style-name="T3">/*calcul de </text:span><text:span text:style-name="T6">np</text:span></text:p>
      <text:p text:style-name="P7"/>
      <text:p text:style-name="P7"/>
      <text:p text:style-name="P7"/>
      <text:p text:style-name="P5">BOUCLE FNP<text:tab/><text:tab/><text:span text:style-name="T3">/*calcul de f</text:span><text:span text:style-name="T6">np : </text:span><text:span text:style-name="T3">factorielle de (n-p)</text:span></text:p>
      <text:p text:style-name="P4"><text:tab/>fnp=1</text:p>
      <text:p text:style-name="P4"><text:tab/>pour i=np <text:span text:style-name="T6">à</text:span> 1 step -1</text:p>
      <text:p text:style-name="P4"><text:tab/>fnp=fnp*i</text:p>
      <text:p text:style-name="P4"><text:tab/><text:span text:style-name="T11">i</text:span> suivant</text:p>
      <text:p text:style-name="P6">FIN BOUCLE</text:p>
      <text:p text:style-name="P6"/>
      <text:p text:style-name="P6"/>
      <text:p text:style-name="P7"/>
      <text:p text:style-name="P6"/>
      <text:p text:style-name="P6">x=fn/fnp</text:p>
      <text:p text:style-name="P6">y=fn/(fp*fnp)</text:p>
      <text:p text:style-name="P6"/>
      <text:p text:style-name="P6"/>
      <text:p text:style-name="P6">écrire "<text:span text:style-name="T7">Dans l'ordre, une chance sur </text:span>";x;" de gagner, et <text:span text:style-name="T7">une sur </text:span>";y;" dans le désordre."</text:p>
      <text:p text:style-name="P6"/>
      <text:p text:style-name="P8">END</text:p>
      <text:p text:style-name="P8"/>
      <text:p text:style-name="P6"/>
      <text:p text:style-name="P6"/>
      <text:p text:style-name="P4"/>
      <text:p text:style-name="P4"/>
      <text:p text:style-name="P9"><text:soft-page-break/>EXERCICE 4.4</text:p>
      <text:p text:style-name="P9"/>
      <text:p text:style-name="P9">Variables N en entier; T en décimal<text:tab/><text:tab/><text:tab/>/* <text:s text:c="2"/>N= nombre demandé</text:p>
      <text:p text:style-name="P9"><text:tab/><text:tab/><text:tab/><text:tab/><text:tab/><text:tab/><text:tab/>/* <text:s/></text:p>
      <text:p text:style-name="P9"><text:tab/><text:tab/><text:tab/><text:tab/><text:tab/><text:tab/><text:tab/>/* T= prix total</text:p>
      <text:p text:style-name="P9"/>
      <text:p text:style-name="P9">lire "nombre ce copies:",N</text:p>
      <text:p text:style-name="P9"/>
      <text:p text:style-name="P9">T=<text:span text:style-name="T8">[(N&lt;10)*(N*0,10)]+</text:span>[(N&gt;10)*(N&lt;30)*(N-10)*0,09<text:span text:style-name="T9">]</text:span>+<text:span text:style-name="T9">[</text:span>(N&gt;30)*(N-30)*0,08]</text:p>
      <text:p text:style-name="P9"/>
      <text:p text:style-name="P9"/>
      <text:p text:style-name="P9">écrire "<text:span text:style-name="T9">T</text:span>otal=";T;" <text:span text:style-name="T9">€"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XERCICE 4.5</text:p>
      <text:p text:style-name="P10"/>
      <text:p text:style-name="P10">variables <text:span text:style-name="T10">S</text:span> en TEXTE; <text:span text:style-name="T10">A</text:span> en ENTIER</text:p>
      <text:p text:style-name="P10"/>
      <text:p text:style-name="P10">lire "Salut Zorglubien, quel est ton âge ? ",<text:span text:style-name="T10">A</text:span></text:p>
      <text:p text:style-name="P10">lire "et ton genre, H ou F ? ",<text:span text:style-name="T10">S</text:span></text:p>
      <text:p text:style-name="P10"/>
      <text:p text:style-name="P10"/>
      <text:p text:style-name="P11">I=[(S="H")(A&gt;20)]+[(A&gt;18)(A&lt;35)(S="F")]</text:p>
      <text:p text:style-name="P11"/>
      <text:p text:style-name="P11">Si I=1</text:p>
      <text:p text:style-name="P11">écrire "Vous êtes un zorglubien imposable !"</text:p>
      <text:p text:style-name="P11">sinon écrire "Bravo ! <text:s/>Pas d'impôt!"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EXERCICE <text:span text:style-name="T11">4</text:span>.6</text:p>
      <text:p text:style-name="P12"/>
      <text:p text:style-name="P17">variables <text:span text:style-name="T12">c</text:span><text:span text:style-name="T11">(</text:span>1<text:span text:style-name="T11">)</text:span>,<text:span text:style-name="T12">c</text:span><text:span text:style-name="T11">(</text:span>2<text:span text:style-name="T11">)</text:span>,<text:span text:style-name="T12">c</text:span><text:span text:style-name="T11">(</text:span>3<text:span text:style-name="T11">)</text:span>,<text:span text:style-name="T12">c</text:span><text:span text:style-name="T11">(</text:span>4<text:span text:style-name="T11">),</text:span><text:span text:style-name="T12">m</text:span> en DECIMAL; <text:span text:style-name="T12">i,p</text:span><text:span text:style-name="T11"> en entier</text:span></text:p>
      <text:p text:style-name="P17"/>
      <text:p text:style-name="P17"/>
      <text:p text:style-name="P19">pour <text:span text:style-name="T12">i</text:span>=<text:span text:style-name="T12">1</text:span> à 4<text:tab/><text:tab/><text:tab/><text:tab/><text:tab/><text:tab/>/* Boucle</text:p>
      <text:p text:style-name="P19"><text:tab/>lire "Score du candidat ";<text:span text:style-name="T12">i</text:span>;" =",<text:span text:style-name="T12">c</text:span>(<text:span text:style-name="T12">i</text:span>)<text:tab/><text:tab/>/* lecture des 4 scores</text:p>
      <text:p text:style-name="P19"><text:tab/>i suivant</text:p>
      <text:p text:style-name="P19">fin <text:span text:style-name="T12">boucle</text:span></text:p>
      <text:p text:style-name="P18"/>
      <text:p text:style-name="P18"/>
      <text:p text:style-name="P18"/>
      <text:p text:style-name="P18"><text:span text:style-name="T12">pour i=1 à 4<text:tab/><text:tab/><text:tab/><text:tab/><text:tab/><text:tab/></text:span>/* <text:span text:style-name="T12">recherche du plus grand</text:span></text:p>
      <text:p text:style-name="P18"><text:tab/><text:span text:style-name="T12">si c(i)&gt;c(i-1)<text:tab/><text:tab/><text:tab/><text:tab/><text:tab/>/*</text:span></text:p>
      <text:p text:style-name="P18"><text:tab/><text:tab/><text:span text:style-name="T12">alors m=c(i) et p=i<text:tab/><text:tab/><text:tab/>/* </text:span><text:span text:style-name="T13">p=N° du candidat au plus haut score</text:span></text:p>
      <text:p text:style-name="P18"><text:tab/><text:span text:style-name="T12">i suivant</text:span></text:p>
      <text:p text:style-name="P20">fin boucle</text:p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0:57:17.695558611</meta:creation-date>
    <dc:date>2022-07-12T16:53:28.071150680</dc:date>
    <meta:editing-duration>PT6H54M6S</meta:editing-duration>
    <meta:editing-cycles>9</meta:editing-cycles>
    <meta:generator>LibreOffice/7.3.4.2$Linux_X86_64 LibreOffice_project/30$Build-2</meta:generator>
    <meta:document-statistic meta:table-count="0" meta:image-count="0" meta:object-count="0" meta:page-count="4" meta:paragraph-count="77" meta:word-count="331" meta:character-count="1849" meta:non-whitespace-character-count="1496"/>
  </office:meta>
</office:document-meta>
</file>